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0dbee9" style:font-size-asian="14pt" style:font-size-complex="14pt"/>
    </style:style>
    <style:style style:name="P3" style:family="paragraph" style:parent-style-name="Standard">
      <style:text-properties fo:font-size="14pt" officeooo:paragraph-rsid="00105843" style:font-size-asian="14pt" style:font-size-complex="14pt"/>
    </style:style>
    <style:style style:name="P4" style:family="paragraph" style:parent-style-name="Standard">
      <style:text-properties fo:font-size="14pt" officeooo:paragraph-rsid="00105843" style:font-size-asian="12.25pt" style:font-size-complex="14pt"/>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20pt" officeooo:paragraph-rsid="00105843" style:font-size-asian="20pt" style:font-size-complex="20pt"/>
    </style:style>
    <style:style style:name="P7" style:family="paragraph" style:parent-style-name="Standard">
      <style:text-properties fo:font-size="14pt" officeooo:paragraph-rsid="00105843" style:font-size-asian="12.25pt" style:font-size-complex="14pt"/>
    </style:style>
    <style:style style:name="P8" style:family="paragraph" style:parent-style-name="Standard">
      <style:text-properties fo:font-size="14pt" fo:font-weight="bold" officeooo:paragraph-rsid="00105843" style:font-size-asian="12.25pt" style:font-weight-asian="bold" style:font-size-complex="14pt" style:font-weight-complex="bold"/>
    </style:style>
    <style:style style:name="P9" style:family="paragraph" style:parent-style-name="Standard">
      <style:text-properties fo:font-size="14pt" officeooo:paragraph-rsid="000dbee9" style:font-size-asian="14pt" style:font-size-complex="14pt"/>
    </style:style>
    <style:style style:name="T1" style:family="text">
      <style:text-properties officeooo:rsid="000d0c99"/>
    </style:style>
    <style:style style:name="T2" style:family="text">
      <style:text-properties officeooo:rsid="000e633f"/>
    </style:style>
    <style:style style:name="T3" style:family="text">
      <style:text-properties officeooo:rsid="00105843"/>
    </style:style>
    <style:style style:name="T4" style:family="text">
      <style:text-properties fo:font-weight="bold" style:font-weight-asian="bold" style:font-weight-complex="bold"/>
    </style:style>
    <style:style style:name="T5" style:family="text">
      <style:text-properties fo:font-weight="bold" officeooo:rsid="000d0c99" style:font-weight-asian="bold" style:font-weight-complex="bold"/>
    </style:style>
    <style:style style:name="T6" style:family="text">
      <style:text-properties officeooo:rsid="0016793d"/>
    </style:style>
    <style:style style:name="T7" style:family="text">
      <style:text-properties officeooo:rsid="0016d2e0"/>
    </style:style>
    <style:style style:name="T8" style:family="text">
      <style:text-properties officeooo:rsid="00180bed"/>
    </style:style>
    <style:style style:name="T9" style:family="text">
      <style:text-properties officeooo:rsid="0018fa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ơ lược về các lệnh và giao thức:</text:p>
      <text:p text:style-name="P1">Server: Đợi ở <text:span text:style-name="T4">cổng </text:span><text:span text:style-name="T5">5000</text:span><text:span text:style-name="T1"> chờ kết nối</text:span></text:p>
      <text:p text:style-name="P1">- Khi nhận gói tin "REG &lt;username&gt; &lt;password&gt;" thì lưu địa chỉ của client vào danh sách, đồng thời gửi về danh sách <text:span text:style-name="T1">(id) các phòng chat</text:span></text:p>
      <text:p text:style-name="P1">- Khi nhận gói tin "ROOM &lt;num&gt;" thì lưu thông tin phòng ứng với người dùng</text:p>
      <text:p text:style-name="P2">- Khi nhận gói tin “LOGIN &lt;username&gt; &lt;password&gt;” thì kiểm tra thông tin đăng nhập</text:p>
      <text:p text:style-name="P2">- Khi nhận gói tin “LEAVE” thì cho người dùng ra khỏi phòng chat</text:p>
      <text:p text:style-name="P2">- Khi nhận gói tin “POST <text:span text:style-name="T9">&lt;filename&gt; &lt;size&gt;”: server trích xuất tên và kích cỡ sau đó. client sẽ gửi nội dung file, server nhận nội dung này và lưu vào trong thư mục lưu trữ của server</text:span></text:p>
      <text:p text:style-name="P2">- Khi nhận gói tin “GET <text:span text:style-name="T9">&lt;filename&gt;”: Server trả về gói tin “GET &lt;filename&gt; &lt;size&gt;” cho client sau đó gửi nội dung file. Client sẽ tạo file và lưu lại nội dung mà server đã gửi.</text:span></text:p>
      <text:p text:style-name="P2">- Đăng xuất người dùng khỏi ứng dụng khi nhận gói tin “LOGOUT”</text:p>
      <text:p text:style-name="P2">- Khi đã đăng nhập và chọn phòng, khi client gửi <text:span text:style-name="T2">1 tin nhắn, server forward hết tới các client trong cùng phòng</text:span></text:p>
      <text:p text:style-name="P2"/>
      <text:p text:style-name="P3">Client: </text:p>
      <text:p text:style-name="P3">- Kết nối vào cổng <text:span text:style-name="T3">5000 để đăng ký, đăng nhập và gửi tin nhắn nhóm. Dùng các lệnh tương ứng ở trên để thao tác với server</text:span></text:p>
      <text:p text:style-name="P3">- Khi chưa đăng ký phòng thì chưa chat được</text:p>
      <text:p text:style-name="P3">- Không thể thao tác gì khi chưa đăng nhập</text:p>
      <text:p text:style-name="P3"/>
      <text:p text:style-name="P3">Lưu ý: Chỉ có lệnh “REG” và “LOGIN” thực hiện được khi chưa đăng nhập</text:p>
      <text:p text:style-name="P3"/>
      <text:p text:style-name="P6">Giải thích chức năng các hàm:</text:p>
      <text:p text:style-name="P8">Các hàm phụ trợ <text:span text:style-name="T6">(utils.c):</text:span></text:p>
      <text:p text:style-name="P4">- sendPacket/recvPacket: gửi/nhận gói tin tới socket được truyền vào tránh mất mát <text:span text:style-name="T6">(gửi cho tới khi hết độ dài gói tin)</text:span></text:p>
      <text:p text:style-name="P4">- append: sử dụng để nối chuỗi</text:p>
      <text:p text:style-name="P4">- checkUsername: kiểm tra trùng lặp khi người dùng đăng ký tài khoản</text:p>
      <text:p text:style-name="P4">- login: kiểm tra tên đăng nhập và mật khẩu trong danh sách, nếu có thì trả về vị trí của tài khoản ở trong danh sách. Ngược lại trả về -<text:span text:style-name="T7">1</text:span></text:p>
      <text:p text:style-name="P4">- get_current_time: trả về thời gian từ mốc của C tới thời điểm hiện tại để lưu tên file không bị trùng lặp</text:p>
      <text:p text:style-name="P4">- get_filename_ext: lấy phần mở rộng của file được gửi</text:p>
      <text:p text:style-name="P4">- get_filename: lấy tên file</text:p>
      <text:p text:style-name="P4">- </text:p>
      <text:p text:style-name="P4"/>
      <text:p text:style-name="P8">Các hàm chính:</text:p>
      <text:p text:style-name="P4">- read_clients_file: Đọc vào file lưu trữ tài khoản của các client</text:p>
      <text:p text:style-name="P4">- write_clients_file: Cập nhật danh sách lưu trữ tài khoản hiện tại vào trong file</text:p>
      <text:p text:style-name="P4"><text:soft-page-break/>- Server lắng nghe ở cổng <text:span text:style-name="T8">5000, nếu có kết nối đến thì tạo luồng mới và chạy hàm handle_client: nhận vào file descriptor và lắng nghe các gói tin gửi đến từ client để xử lý</text:span></text:p>
      <text:p text:style-name="P4">- handle_register: Chạy khi nhận được gói tin “REG <text:span text:style-name="T8">&lt;username&gt; &lt;password&gt;” . Hàm sẽ kiểm tra danh sách tên đăng nhập đã có và chỉ tạo tài khoản mới khi không trùng lặp. Đăng ký thành công/không thành công cũng sẽ gửi thông báo tương ứng về client. Sau khi đăng ký xong thì trả về vị trí hiện tại của user vừa đăng ký trong mảng và lưu vào trong file lưu trữ tài khoản.</text:span></text:p>
      <text:p text:style-name="P4">- handle_login: Nhận vào tài khoản <text:span text:style-name="T8">+ mật khẩu và kiểm tra thông tin đăng nhập</text:span></text:p>
      <text:p text:style-name="P4">- handle_logout: Đăng xuất người dùng khỏi chương trình bằng cách chuyển current_user_index về -<text:span text:style-name="T8">1</text:span></text:p>
      <text:p text:style-name="P4">- handle_register_room: Đăng ký phòng cho người dùng, chỉ cho phép từ phòng <text:span text:style-name="T8">1 tới phòng 5. Khi tham gia/chuyển phòng thì cũng sẽ đều hiển thị thông báo tương ứng. Sau khi đăng ký phòng xong cũng sẽ lưu lại thông tin phòng của phiên đăng nhập</text:span></text:p>
      <text:p text:style-name="P4">- handle_leave_room: Đưa người dùng ra khỏi phòng và set room về <text:span text:style-name="T8">0 đồng thời hiển thị thông báo.</text:span></text:p>
      <text:p text:style-name="P4">- send_msg_to_room: forward tin nhắn từ <text:span text:style-name="T8">1 người dùng tới tất cả các thành viên khác đang online trong phòng</text:span></text:p>
      <text:p text:style-name="P4">- send_server_noti: hàm gửi thông báo tới user hiện tại và các user khác trong cùng phòng</text:p>
      <text:p text:style-name="P4">- handle_recv_file: Xử lí quá trình nhận file từ client và lưu vào thư mục</text:p>
      <text:p text:style-name="P4">- handle_send_file: Xử lý quá trình gửi file cho client yêu cầu bằng lệnh G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3T23:16:52.237286432</meta:creation-date>
    <dc:date>2023-01-28T15:41:08.139534297</dc:date>
    <meta:editing-duration>PT40M11S</meta:editing-duration>
    <meta:editing-cycles>9</meta:editing-cycles>
    <meta:generator>LibreOffice/6.4.7.2$Linux_X86_64 LibreOffice_project/40$Build-2</meta:generator>
    <meta:document-statistic meta:table-count="0" meta:image-count="0" meta:object-count="0" meta:page-count="2" meta:paragraph-count="38" meta:word-count="694" meta:character-count="3397" meta:non-whitespace-character-count="2739"/>
  </office:meta>
</office:document-meta>
</file>